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Standard" style:family="paragraph">
      <style:text-properties fo:font-size="20pt" style:font-size-asian="20pt" style:font-size-complex="20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list-style-name="LFO6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list-style-name="LFO5" style:family="paragraph">
      <style:text-properties fo:font-size="14pt" style:font-size-asian="14pt" style:font-size-complex="14pt"/>
    </style:style>
    <style:style style:name="P15" style:parent-style-name="Standard" style:list-style-name="LFO5" style:family="paragraph">
      <style:text-properties fo:font-size="14pt" style:font-size-asian="14pt" style:font-size-complex="14pt"/>
    </style:style>
    <style:style style:name="P16" style:parent-style-name="Standard" style:list-style-name="LFO5" style:family="paragraph">
      <style:text-properties fo:font-size="14pt" style:font-size-asian="14pt" style:font-size-complex="14pt"/>
    </style:style>
    <style:style style:name="P17" style:parent-style-name="Standard" style:list-style-name="LFO5" style:family="paragraph">
      <style:text-properties fo:font-size="14pt" style:font-size-asian="14pt" style:font-size-complex="14pt"/>
    </style:style>
    <style:style style:name="P18" style:parent-style-name="Standard" style:list-style-name="LFO5" style:family="paragraph">
      <style:text-properties fo:font-size="14pt" style:font-size-asian="14pt" style:font-size-complex="14pt"/>
    </style:style>
    <style:style style:name="P19" style:parent-style-name="Standard" style:list-style-name="LFO5" style:family="paragraph">
      <style:text-properties fo:font-size="14pt" style:font-size-asian="14pt" style:font-size-complex="14pt"/>
    </style:style>
    <style:style style:name="P20" style:parent-style-name="Standard" style:list-style-name="LFO5" style:family="paragraph">
      <style:text-properties fo:font-size="14pt" style:font-size-asian="14pt" style:font-size-complex="14pt"/>
    </style:style>
    <style:style style:name="P2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list-style-name="LFO7" style:family="paragraph"/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0" style:parent-style-name="Standard" style:list-style-name="LFO3" style:family="paragraph">
      <style:text-properties fo:font-size="14pt" style:font-size-asian="14pt" style:font-size-complex="14pt"/>
    </style:style>
    <style:style style:name="P31" style:parent-style-name="Standard" style:list-style-name="LFO3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Standard" style:list-style-name="LFO4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Name: Brandon Huggins<text:s/></text:p>
      <text:p text:style-name="P2">Date: 25/01/18</text:p>
      <text:p text:style-name="P3"/>
      <text:p text:style-name="P4"/>
      <text:p text:style-name="P5">Summary</text:p>
      <text:p text:style-name="P6">As a former employee I have acquired knowledge of an employee is supposed to operate while on the job. I have hardworking and focused attitude that would insure that I get the job done.</text:p>
      <text:p text:style-name="P7"/>
      <text:p text:style-name="P8"/>
      <text:p text:style-name="P9">Education</text:p>
      <text:p text:style-name="P10">UWI Open Campus:<text:s/></text:p>
      <text:list text:style-name="LFO6" text:continue-numbering="true">
        <text:list-item>
          <text:p text:style-name="P11">Certificate in Business Management</text:p>
        </text:list-item>
      </text:list>
      <text:p text:style-name="P12"/>
      <text:p text:style-name="P13">Trinity College East Secondary School:<text:s/></text:p>
      <text:list text:style-name="LFO5" text:continue-numbering="true">
        <text:list-item>
          <text:p text:style-name="P14">Mathematics</text:p>
        </text:list-item>
        <text:list-item>
          <text:p text:style-name="P15">English</text:p>
        </text:list-item>
        <text:list-item>
          <text:p text:style-name="P16">Spanish</text:p>
        </text:list-item>
        <text:list-item>
          <text:p text:style-name="P17">Principles of Business</text:p>
        </text:list-item>
        <text:list-item>
          <text:p text:style-name="P18">Agricultural Science<text:s/></text:p>
        </text:list-item>
        <text:list-item>
          <text:p text:style-name="P19">Information Technology</text:p>
        </text:list-item>
        <text:list-item>
          <text:p text:style-name="P20">Electronics</text:p>
        </text:list-item>
      </text:list>
      <text:p text:style-name="P21"/>
      <text:p text:style-name="P22">La Veronica<text:s/>R.C.<text:s/>Primary School:</text:p>
      <text:list text:style-name="LFO7" text:continue-numbering="true">
        <text:list-item>
          <text:p text:style-name="P23"><text:span text:style-name="T24">I<text:s/></text:span><text:span text:style-name="T25">passed for Trinity College East</text:span></text:p>
        </text:list-item>
      </text:list>
      <text:p text:style-name="P26"/>
      <text:p text:style-name="P27"/>
      <text:p text:style-name="P28"/>
      <text:p text:style-name="P29">Experience</text:p>
      <text:list text:style-name="LFO3" text:continue-numbering="true">
        <text:list-item>
          <text:p text:style-name="P30">Cafe Mariposa<text:s/>– I<text:s/>worked part time as waiter/tour guide</text:p>
        </text:list-item>
        <text:list-item>
          <text:p text:style-name="P31">Blue Grass ltd.<text:s/>–<text:s/>I<text:s/>worked full time as a sales representative</text:p>
        </text:list-item>
      </text:list>
      <text:p text:style-name="P32"/>
      <text:p text:style-name="P33"/>
      <text:p text:style-name="P34">Volunteer Experience</text:p>
      <text:list text:style-name="LFO4" text:continue-numbering="true">
        <text:list-item>
          <text:p text:style-name="P35">International Badminton Tournament –<text:s/>I<text:s/>worked as lines man</text:p>
        </text:list-item>
      </text:list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T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andon Huggins</meta:initial-creator>
    <dc:creator>Brandon</dc:creator>
    <meta:creation-date>2018-01-26T03:27:00Z</meta:creation-date>
    <dc:date>2018-01-26T03:27:00Z</dc:date>
    <meta:template xlink:href="Normal" xlink:type="simple"/>
    <meta:editing-cycles>2</meta:editing-cycles>
    <meta:editing-duration>PT420S</meta:editing-duration>
    <meta:document-statistic meta:page-count="1" meta:paragraph-count="1" meta:word-count="109" meta:character-count="732" meta:row-count="5" meta:non-whitespace-character-count="624"/>
  </office:meta>
</office:document-meta>
</file>